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Quiz4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Quiz5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Final Pres.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wCurve</text:p>
          </table:table-cell>
          <table:table-cell office:value-type="string" calcext:value-type="string">
            <text:p>Final Letter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4*([.E2]+[.G2]+[.I2]+[.K2]+[.M2]+[.N2])/6+0.25*([.D2]+[.F2]+[.H2]+[.J2]+[.L2])/5+0.25*[.O2]+0.1+0.025*[.P2]" office:value-type="float" office:value="0.959791666666667" calcext:value-type="float">
            <text:p>0.959791666666667</text:p>
          </table:table-cell>
          <table:table-cell table:formula="of:=[.Q2]+0.03" office:value-type="float" office:value="0.989791666666667" calcext:value-type="float">
            <text:p>0.989791666666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4*([.E3]+[.G3]+[.I3]+[.K3]+[.M3]+[.N3])/6+0.25*([.D3]+[.F3]+[.H3]+[.J3]+[.L3])/5+0.25*[.O3]+0.1+0.025*[.P3]" office:value-type="float" office:value="0.972291666666667" calcext:value-type="float">
            <text:p>0.972291666666667</text:p>
          </table:table-cell>
          <table:table-cell table:formula="of:=[.Q3]+0.03" office:value-type="float" office:value="1.00229166666667" calcext:value-type="float">
            <text:p>1.00229166666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Eliott</text:p>
          </table:table-cell>
          <table:table-cell table:style-name="ce1" office:value-type="string" calcext:value-type="string">
            <text:p>Bergerson</text:p>
          </table:table-cell>
          <table:table-cell table:style-name="ce1" office:value-type="string" calcext:value-type="string">
            <text:p>ebergers@poets.whittier.edu</text:p>
          </table:table-cell>
          <table:table-cell table:style-name="ce1" table:formula="of:=1" office:value-type="float" office:value="1" calcext:value-type="float">
            <text:p>1</text:p>
          </table:table-cell>
          <table:table-cell table:style-name="ce1" table:formula="of:=14/16" office:value-type="float" office:value="0.875" calcext:value-type="float">
            <text:p>0.875</text:p>
          </table:table-cell>
          <table:table-cell table:style-name="ce1" table:formula="of:=8.5/10" office:value-type="float" office:value="0.85" calcext:value-type="float">
            <text:p>0.85</text:p>
          </table:table-cell>
          <table:table-cell table:style-name="ce1" table:formula="of:=16/16" office:value-type="float" office:value="1" calcext:value-type="float">
            <text:p>1</text:p>
          </table:table-cell>
          <table:table-cell table:style-name="ce1" table:formula="of:=9/10" office:value-type="float" office:value="0.9" calcext:value-type="float">
            <text:p>0.9</text:p>
          </table:table-cell>
          <table:table-cell table:style-name="ce1" table:formula="of:=16/1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8/16" office:value-type="float" office:value="1.125" calcext:value-type="float">
            <text:p>1.12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5/16" office:value-type="float" office:value="0.9375" calcext:value-type="float">
            <text:p>0.9375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0.4*([.E4]+[.G4]+[.I4]+[.K4]+[.M4]+[.N4])/6+0.25*([.D4]+[.F4]+[.H4]+[.J4]+[.L4])/5+0.25*[.O4]+0.1+0.025*[.P4]" office:value-type="float" office:value="0.958333333333333" calcext:value-type="float">
            <text:p>0.958333333333333</text:p>
          </table:table-cell>
          <table:table-cell table:formula="of:=[.Q4]+0.03" office:value-type="float" office:value="0.988333333333333" calcext:value-type="float">
            <text:p>0.988333333333333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liott</text:p>
          </table:table-cell>
          <table:table-cell table:style-name="ce1" office:value-type="string" calcext:value-type="string">
            <text:p>Bergerson</text:p>
          </table:table-cell>
          <table:table-cell table:style-name="ce1" office:value-type="string" calcext:value-type="string">
            <text:p>ebergers@poets.whittier.edu</text:p>
          </table:table-cell>
          <table:table-cell table:style-name="ce1" table:number-columns-repeated="1002"/>
        </table:table-row>
        <table:table-row table:style-name="ro1">
          <table:table-cell table:style-name="ce1" office:value-type="string" calcext:value-type="string">
            <text:p>Tae</text:p>
          </table:table-cell>
          <table:table-cell table:style-name="ce1" office:value-type="string" calcext:value-type="string">
            <text:p>Billingsley</text:p>
          </table:table-cell>
          <table:table-cell table:style-name="ce1" office:value-type="string" calcext:value-type="string">
            <text:p>mbilling@poets.whittier.edu</text:p>
          </table:table-cell>
          <table:table-cell table:style-name="ce1" table:formula="of:=75/100" office:value-type="float" office:value="0.75" calcext:value-type="float">
            <text:p>0.75</text:p>
          </table:table-cell>
          <table:table-cell table:style-name="ce1" table:formula="of:=15/16" office:value-type="float" office:value="0.9375" calcext:value-type="float">
            <text:p>0.9375</text:p>
          </table:table-cell>
          <table:table-cell table:style-name="ce1" table:formula="of:=7.5/10" office:value-type="float" office:value="0.75" calcext:value-type="float">
            <text:p>0.75</text:p>
          </table:table-cell>
          <table:table-cell table:style-name="ce1" table:formula="of:=16/16" office:value-type="float" office:value="1" calcext:value-type="float">
            <text:p>1</text:p>
          </table:table-cell>
          <table:table-cell table:style-name="ce1" table:formula="of:=5/10" office:value-type="float" office:value="0.5" calcext:value-type="float">
            <text:p>0.5</text:p>
          </table:table-cell>
          <table:table-cell table:style-name="ce1" table:formula="of:=16/1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6/1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5/16" office:value-type="float" office:value="0.9375" calcext:value-type="float">
            <text:p>0.9375</text:p>
          </table:table-cell>
          <table:table-cell table:style-name="ce1" table:formula="of:=0.8" office:value-type="float" office:value="0.8" calcext:value-type="float">
            <text:p>0.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0.4*([.E5]+[.G5]+[.I5]+[.K5]+[.M5]+[.N5])/6+0.25*([.D5]+[.F5]+[.H5]+[.J5]+[.L5])/5+0.25*[.O5]+0.1+0.025*[.P5]" office:value-type="float" office:value="0.903333333333333" calcext:value-type="float">
            <text:p>0.903333333333333</text:p>
          </table:table-cell>
          <table:table-cell table:formula="of:=[.Q5]+0.03" office:value-type="float" office:value="0.933333333333333" calcext:value-type="float">
            <text:p>0.933333333333333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ae</text:p>
          </table:table-cell>
          <table:table-cell table:style-name="ce1" office:value-type="string" calcext:value-type="string">
            <text:p>Billingsley</text:p>
          </table:table-cell>
          <table:table-cell table:style-name="ce1" office:value-type="string" calcext:value-type="string">
            <text:p>mbilling@poets.whittier.edu</text:p>
          </table:table-cell>
          <table:table-cell table:style-name="ce1" table:number-columns-repeated="1002"/>
        </table:table-row>
        <table:table-row table:style-name="ro1">
          <table:table-cell table:style-name="ce3" office:value-type="string" calcext:value-type="string">
            <text:p>Jesse</text:p>
          </table:table-cell>
          <table:table-cell table:style-name="ce3" office:value-type="string" calcext:value-type="string">
            <text:p>Chi-Su-Gutierrez</text:p>
          </table:table-cell>
          <table:table-cell table:style-name="ce3" office:value-type="string" calcext:value-type="string">
            <text:p>jchisugu@poets.whittier.edu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table:formula="of:=5/10" office:value-type="float" office:value="0.5" calcext:value-type="float">
            <text:p>0.5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0.4*([.E6]+[.G6]+[.I6]+[.K6]+[.M6]+[.N6])/6+0.25*([.D6]+[.F6]+[.H6]+[.J6]+[.L6])/5+0.25*[.O6]+0.1+0.025*[.P6]" office:value-type="float" office:value="0.855" calcext:value-type="float">
            <text:p>0.855</text:p>
          </table:table-cell>
          <table:table-cell table:formula="of:=[.Q6]+0.03" office:value-type="float" office:value="0.885" calcext:value-type="float">
            <text:p>0.885</text:p>
          </table:table-cell>
          <table:table-cell table:style-name="ce3" office:value-type="string" calcext:value-type="string">
            <text:p>B+</text:p>
          </table:table-cell>
          <table:table-cell table:style-name="ce3" office:value-type="string" calcext:value-type="string">
            <text:p>Jesse</text:p>
          </table:table-cell>
          <table:table-cell table:style-name="ce3" office:value-type="string" calcext:value-type="string">
            <text:p>Chi-Su-Gutierrez</text:p>
          </table:table-cell>
          <table:table-cell table:style-name="ce3" office:value-type="string" calcext:value-type="string">
            <text:p>jchisugu@poets.whittier.edu</text:p>
          </table:table-cell>
          <table:table-cell table:style-name="ce3" table:number-columns-repeated="1002"/>
        </table:table-row>
        <table:table-row table:style-name="ro1"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Del Carmen</text:p>
          </table:table-cell>
          <table:table-cell table:style-name="ce1" office:value-type="string" calcext:value-type="string">
            <text:p>ddelcarm@poets.whittier.edu</text:p>
          </table:table-cell>
          <table:table-cell table:style-name="ce1" table:formula="of:=85/100" office:value-type="float" office:value="0.85" calcext:value-type="float">
            <text:p>0.85</text:p>
          </table:table-cell>
          <table:table-cell table:style-name="ce1" table:formula="of:=10.5/16" office:value-type="float" office:value="0.65625" calcext:value-type="float">
            <text:p>0.65625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0.4*([.E7]+[.G7]+[.I7]+[.K7]+[.M7]+[.N7])/6+0.25*([.D7]+[.F7]+[.H7]+[.J7]+[.L7])/5+0.25*[.O7]+0.1+0.025*[.P7]" office:value-type="float" office:value="0.724583333333333" calcext:value-type="float">
            <text:p>0.724583333333333</text:p>
          </table:table-cell>
          <table:table-cell table:formula="of:=[.Q7]+0.03" office:value-type="float" office:value="0.754583333333333" calcext:value-type="float">
            <text:p>0.754583333333333</text:p>
          </table:table-cell>
          <table:table-cell table:style-name="ce1" office:value-type="string" calcext:value-type="string">
            <text:p>C+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Del Carmen</text:p>
          </table:table-cell>
          <table:table-cell table:style-name="ce1" office:value-type="string" calcext:value-type="string">
            <text:p>ddelcarm@poets.whittier.edu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style-name="ce1" table:formula="of:=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4*([.E8]+[.G8]+[.I8]+[.K8]+[.M8]+[.N8])/6+0.25*([.D8]+[.F8]+[.H8]+[.J8]+[.L8])/5+0.25*[.O8]+0.1+0.025*[.P8]" office:value-type="float" office:value="0.965" calcext:value-type="float">
            <text:p>0.965</text:p>
          </table:table-cell>
          <table:table-cell table:formula="of:=[.Q8]+0.03" office:value-type="float" office:value="0.995" calcext:value-type="float">
            <text:p>0.9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0.4*([.E9]+[.G9]+[.I9]+[.K9]+[.M9]+[.N9])/6+0.25*([.D9]+[.F9]+[.H9]+[.J9]+[.L9])/5+0.25*[.O9]+0.1+0.025*[.P9]" office:value-type="float" office:value="0.963333333333333" calcext:value-type="float">
            <text:p>0.963333333333333</text:p>
          </table:table-cell>
          <table:table-cell table:formula="of:=[.Q9]+0.03" office:value-type="float" office:value="0.993333333333333" calcext:value-type="float">
            <text:p>0.993333333333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0.4*([.E10]+[.G10]+[.I10]+[.K10]+[.M10]+[.N10])/6+0.25*([.D10]+[.F10]+[.H10]+[.J10]+[.L10])/5+0.25*[.O10]+0.1+0.025*[.P10]" office:value-type="float" office:value="0.950833333333333" calcext:value-type="float">
            <text:p>0.950833333333333</text:p>
          </table:table-cell>
          <table:table-cell table:formula="of:=[.Q10]+0.03" office:value-type="float" office:value="0.980833333333333" calcext:value-type="float">
            <text:p>0.980833333333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iyoshi</text:p>
          </table:table-cell>
          <table:table-cell table:style-name="ce1" office:value-type="string" calcext:value-type="string">
            <text:p>Matsuoka</text:p>
          </table:table-cell>
          <table:table-cell table:style-name="ce1" office:value-type="string" calcext:value-type="string">
            <text:p>kmatsuok@poets.whittier.edu</text:p>
          </table:table-cell>
          <table:table-cell table:style-name="ce1" table:formula="of:=9/10" office:value-type="float" office:value="0.9" calcext:value-type="float">
            <text:p>0.9</text:p>
          </table:table-cell>
          <table:table-cell table:style-name="ce1" table:formula="of:=11/16" office:value-type="float" office:value="0.6875" calcext:value-type="float">
            <text:p>0.6875</text:p>
          </table:table-cell>
          <table:table-cell table:style-name="ce1" table:formula="of:=9/10" office:value-type="float" office:value="0.9" calcext:value-type="float">
            <text:p>0.9</text:p>
          </table:table-cell>
          <table:table-cell table:style-name="ce1" table:formula="of:=13/16" office:value-type="float" office:value="0.8125" calcext:value-type="float">
            <text:p>0.8125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style-name="ce1" table:formula="of:=12/16" office:value-type="float" office:value="0.75" calcext:value-type="float">
            <text:p>0.75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style-name="ce1" table:formula="of:=14/16" office:value-type="float" office:value="0.875" calcext:value-type="float">
            <text:p>0.87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.9" office:value-type="float" office:value="0.9" calcext:value-type="float">
            <text:p>0.9</text:p>
          </table:table-cell>
          <table:table-cell table:style-name="ce1" table:formula="of:=0.9" office:value-type="float" office:value="0.9" calcext:value-type="float">
            <text:p>0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0.4*([.E11]+[.G11]+[.I11]+[.K11]+[.M11]+[.N11])/6+0.25*([.D11]+[.F11]+[.H11]+[.J11]+[.L11])/5+0.25*[.O11]+0.1+0.025*[.P11]" office:value-type="float" office:value="0.923333333333333" calcext:value-type="float">
            <text:p>0.923333333333333</text:p>
          </table:table-cell>
          <table:table-cell table:formula="of:=[.Q11]+0.03" office:value-type="float" office:value="0.953333333333334" calcext:value-type="float">
            <text:p>0.953333333333334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iyoshi</text:p>
          </table:table-cell>
          <table:table-cell table:style-name="ce1" office:value-type="string" calcext:value-type="string">
            <text:p>Matsuoka</text:p>
          </table:table-cell>
          <table:table-cell table:style-name="ce1" office:value-type="string" calcext:value-type="string">
            <text:p>kmatsuok@poets.whittier.edu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4/16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0.4*([.E12]+[.G12]+[.I12]+[.K12]+[.M12]+[.N12])/6+0.25*([.D12]+[.F12]+[.H12]+[.J12]+[.L12])/5+0.25*[.O12]+0.1+0.025*[.P12]" office:value-type="float" office:value="0.877083333333333" calcext:value-type="float">
            <text:p>0.877083333333333</text:p>
          </table:table-cell>
          <table:table-cell table:formula="of:=[.Q12]+0.03" office:value-type="float" office:value="0.907083333333333" calcext:value-type="float">
            <text:p>0.907083333333333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2-15">00/00/0000</text:date>, <text:time style:data-style-name="N2" text:time-value="10:07:56.04587599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2-15T14:04:22.040509615</dc:date>
    <meta:editing-duration>P2DT17H9M42S</meta:editing-duration>
    <meta:editing-cycles>153</meta:editing-cycles>
    <meta:document-statistic meta:table-count="1" meta:cell-count="264" meta:object-count="0"/>
  </office:meta>
</office:document-meta>
</file>